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paragraph" style:name="aca4545" style:parent-style-name="Standard">
      <style:paragraph-properties fo:text-align="justify"/>
    </style:style>
    <style:style style:family="paragraph" style:name="ad54572" style:parent-style-name="Standard">
      <style:paragraph-properties fo:margin-left="7.5mm" fo:margin-right="0.0mm" fo:text-indent="-7.5mm"/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5a898f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3" style:name="a8785d9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3" style:name="ae3877a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name="adb750f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5202c0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8c5917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d388d1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a6f819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222f35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a36256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aa5f91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name="aafa460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a5d289">
      <style:text-properties style:font-name="Verdana" style:font-name-complex="Verdana"/>
    </style:style>
    <style:style style:family="paragraph" style:list-style-name="L1" style:name="aa3fe8c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1" style:name="a4f80f6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1" style:name="a6c1cf0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1" style:name="aed416c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1" style:name="a004c46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name="a7159fd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78e6fe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345885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8a8d27">
      <style:text-properties fo:font-size="10.0pt" fo:font-style="italic" style:font-name="Verdana"/>
    </style:style>
    <style:style style:family="text" style:name="a369ea1">
      <style:text-properties fo:font-size="10.0pt" fo:font-style="italic" style:font-name="Verdana"/>
    </style:style>
    <style:style style:family="text" style:name="a8e77e1">
      <style:text-properties fo:font-size="10.0pt" style:font-name="Verdana"/>
    </style:style>
    <style:style style:family="text" style:name="ad5b5b5">
      <style:text-properties fo:font-size="10.0pt" style:font-name="Verdana"/>
    </style:style>
    <style:style style:family="text" style:name="a0a8b7b">
      <style:text-properties fo:font-size="10.0pt" fo:font-style="italic" style:font-name="Verdana"/>
    </style:style>
    <style:style style:family="text" style:name="a166b61">
      <style:text-properties fo:font-size="10.0pt" style:font-name="Verdana"/>
    </style:style>
    <style:style style:family="text" style:name="afc66fe">
      <style:text-properties fo:font-size="10.0pt" fo:font-style="italic" style:font-name="Verdana"/>
    </style:style>
    <style:style style:family="text" style:name="abdd483">
      <style:text-properties style:font-name="Verdana" style:font-name-complex="Verdana"/>
    </style:style>
    <style:style style:family="graphic" style:name="a814a81" style:parent-style-name="Graphics">
      <style:graphic-properties fo:border-bottom="none" fo:border-left="none" fo:border-right="none" fo:border-top="none" fo:margin-left="0.0mm" fo:margin-right="0.0mm" style:vertical-pos="top" style:vertical-rel="paragraph"/>
    </style:style>
    <style:style style:family="paragraph" style:name="abd36b3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3b0fec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8647e2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b09b8d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paragraph" style:name="aaac4d1" style:parent-style-name="Standard">
      <style:paragraph-properties fo:margin-left="7.5mm" fo:margin-right="0.0mm" fo:text-indent="-7.5mm"/>
      <style:text-properties/>
    </style:style>
    <style:style style:family="text" style:name="a80591c">
      <style:text-properties fo:font-size="10.0pt" fo:font-style="italic" style:font-name="Verdana" style:font-name-complex="Verdana"/>
    </style:style>
    <style:style style:family="text" style:name="aaac9b1">
      <style:text-properties fo:font-size="10.0pt" fo:font-style="italic" style:font-name="Verdana" style:font-name-complex="Verdana"/>
    </style:style>
    <style:style style:family="text" style:name="afc9e05">
      <style:text-properties fo:font-size="10.0pt" style:font-name="Verdana" style:font-name-complex="Verdana"/>
    </style:style>
    <style:style style:family="text" style:name="a4fe4ca">
      <style:text-properties fo:font-size="10.0pt" style:font-name="Verdana" style:font-name-complex="Verdana"/>
    </style:style>
    <style:style style:family="text" style:name="a7927fd">
      <style:text-properties fo:font-size="10.0pt" fo:font-style="italic" style:font-name="Verdana" style:font-name-complex="Verdana"/>
    </style:style>
    <style:style style:family="text" style:name="a3a9086">
      <style:text-properties fo:font-size="10.0pt" fo:font-style="italic" style:font-name="Verdana" style:font-name-complex="Verdana"/>
    </style:style>
    <text:list-style style:name="L3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2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paragraph" style:list-style-name="L1" style:name="ae997a1" style:parent-style-name="ListParagraph">
      <style:paragraph-properties fo:margin-left="7.5mm" fo:margin-right="0.0mm" fo:text-indent="-7.5mm"/>
    </style:style>
    <style:style style:family="text" style:name="a2b5466" style:parent-style-name="Hyperlink">
      <style:text-properties style:font-name="Verdana" style:font-name-complex="Verdana"/>
    </style:style>
  </office:automatic-styles>
  <office:body>
    <office:text>
      <text:p text:style-name="ab09b8d"/>
      <text:p text:style-name="a8647e2"/>
      <text:p text:style-name="a3b0fec"/>
      <text:p text:style-name="Standard"/>
      <text:p text:style-name="aaac4d1"><text:span text:style-name="aaac9b1"><text:tab/></text:span><text:span text:style-name="a4fe4ca">10.3.2<text:s/></text:span><text:span text:style-name="a3a9086">Formu</text:span><text:span text:style-name="a0a8b7b">lar<text:s/></text:span><text:span text:style-name="ad5b5b5">Anmeldung zur<text:s/></text:span><text:span text:style-name="a8e77e1">Firmvorbereitung</text:span><text:span text:style-name="a369ea1"><text:s/>(</text:span><draw:frame draw:style-name="a814a81" svg:height="1.13mm" svg:width="1.85mm" text:anchor-type="as-char"><draw:image xlink:actuate="onLoad" xlink:href="Pictures/10000000000001CC0000011494C181D9.jpg" xlink:show="embed" xlink:type="simple"/><draw:text-box/></draw:frame><text:span text:style-name="a8a8d27">)</text:span></text:p>
      <text:p text:style-name="a345885"/>
      <text:p text:style-name="a78e6fe"/>
      <text:p text:style-name="a7159fd"/>
      <text:list text:continue-numbering="true" text:style-name="L1">
        <text:list-item>
          <text:p text:style-name="a004c46">eee</text:p>
        </text:list-item>
      </text:list>
      <text:list text:continue-numbering="true" text:style-name="L1">
        <text:list-item>
          <text:list>
            <text:list-item>
              <text:p text:style-name="aed416c">sdfsdf</text:p>
            </text:list-item>
          </text:list>
        </text:list-item>
      </text:list>
      <text:list text:continue-numbering="true" text:style-name="L1">
        <text:list-item>
          <text:list>
            <text:list-item>
              <text:p text:style-name="a6c1cf0">sfsdf</text:p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p text:style-name="a4f80f6">sdf</text:p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p text:style-name="ae997a1"><text:a xlink:href="http://www.heise.de"><text:span text:style-name="Hyperlink">sd</text:span><text:span text:style-name="Hyperlink">fsdf</text:span></text:a></text:p>
                </text:list-item>
              </text:list>
            </text:list-item>
          </text:list>
        </text:list-item>
      </text:list>
      <text:p text:style-name="aafa460"/>
      <text:list text:continue-numbering="true" text:style-name="L2">
        <text:list-item>
          <text:p text:style-name="aaa5f91">sdfudigo</text:p>
        </text:list-item>
      </text:list>
      <text:list text:continue-numbering="true" text:style-name="L2">
        <text:list-item>
          <text:list>
            <text:list-item>
              <text:p text:style-name="aa36256">sjdhskdf</text:p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p text:style-name="a222f35">sdjfh</text:p>
                </text:list-item>
              </text:list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aa6f819">dsfjhsdkf</text:p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ad388d1">sdfjkl</text:p>
                    </text:list-item>
                  </text:list>
                </text:list-item>
              </text:list>
            </text:list-item>
          </text:list>
        </text:list-item>
      </text:list>
      <text:p text:style-name="a8c5917"/>
      <text:p text:style-name="a5202c0"/>
      <text:p text:style-name="adb750f"/>
      <text:list text:continue-numbering="true" text:style-name="L3">
        <text:list-item>
          <text:p text:style-name="ae3877a">Svante</text:p>
        </text:list-item>
      </text:list>
      <text:list text:continue-numbering="true" text:style-name="L3">
        <text:list-item>
          <text:list>
            <text:list-item>
              <text:p text:style-name="a8785d9">2</text:p>
            </text:list-item>
          </text:list>
        </text:list-item>
      </text:list>
      <text:p text:style-name="a5a898f"/>
      <text:p text:style-name="ad54572"/>
      <text:p text:style-name="aca4545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7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6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6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339754" style:parent-style-name="Header">
      <style:text-properties fo:font-size="10.0pt" style:font-name="Verdana" style:font-name-complex="Verdana" style:font-size-asian="10.0pt"/>
    </style:style>
    <style:style style:family="paragraph" style:name="adc5509" style:parent-style-name="Header">
      <style:paragraph-properties fo:border-bottom="none" fo:border-left="none" fo:border-right="none" fo:border-top="0.18mm solid #000000" fo:padding-bottom="0.0mm" fo:padding-left="0.0mm" fo:padding-right="0.0mm" fo:padding-top="0.35mm"/>
      <style:text-properties fo:font-size="10.0pt" style:font-name="Verdana" style:font-name-complex="Verdana" style:font-size-asian="10.0pt"/>
    </style:style>
    <style:style style:family="text" style:name="acc815c">
      <style:text-properties fo:font-size="10.0pt" style:font-name="Verdana" style:font-name-complex="Verdana" style:font-size-asian="10.0pt"/>
    </style:style>
    <style:style style:family="paragraph" style:name="a1f2f25" style:parent-style-name="Header">
      <style:paragraph-properties>
        <style:tab-stops>
          <style:tab-stop style:position="16.002cm" style:type="right"/>
        </style:tab-stops>
      </style:paragraph-properties>
      <style:text-properties/>
    </style:style>
  </office:automatic-styles>
  <office:master-styles>
    <style:master-page style:name="Standard">
      <style:header>
        <text:p text:style-name="a1f2f25"><text:span text:style-name="acc815c">Handbuch Pastoralbüro<text:tab/>Kapitel 10 – 10.0 Inhaltsverzeichnis</text:span></text:p>
        <text:p text:style-name="adc5509"/>
        <text:p text:style-name="a339754"/>
      </style:head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9</dc:date>
    <meta:editing-cycles>2</meta:editing-cycles>
    <meta:editing-duration>PT0.026S</meta:editing-duration>
  </office:meta>
</office:document-meta>
</file>